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bef8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cca8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f35e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1e80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Calibri" officeooo:rsid="000b4034"/>
    </style:style>
    <style:style style:name="T2" style:family="text">
      <style:text-properties style:font-name="Calibri" officeooo:rsid="001cca83"/>
    </style:style>
    <style:style style:name="T3" style:family="text">
      <style:text-properties style:font-name="Calibri" officeooo:rsid="0020dab9"/>
    </style:style>
    <style:style style:name="T4" style:family="text">
      <style:text-properties style:font-name="Calibri" officeooo:rsid="0021e80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10" text:anchor-type="as-char" svg:y="-0.2937in" svg:width="2.7492in" svg:height="0.538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2">function L(n,j){ return (n&lt;j) ? 0: Math.log(j) - L(n/j,2) + L(n,j+1);}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1" text:anchor-type="as-char" svg:y="-0.2937in" svg:width="3.1811in" svg:height="0.5382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4"><text:span text:style-name="MathematicaFormatStandardForm"><text:span text:style-name="T4">function L(n,j,d){ return (n&lt;j) ? 0: d*(Math.log(j) - L(n/j,1+d,d)) + L(n,j+d,d);}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5" text:anchor-type="as-char" svg:y="-0.1244in" svg:width="1.2693in" svg:height="0.2465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9:01:32.361000000</meta:creation-date>
    <meta:generator>LibreOffice/5.0.0.5$Windows_x86 LibreOffice_project/1b1a90865e348b492231e1c451437d7a15bb262b</meta:generator>
    <dc:date>2015-08-23T22:12:22.519000000</dc:date>
    <meta:editing-duration>PT3H10M48S</meta:editing-duration>
    <meta:editing-cycles>6</meta:editing-cycles>
    <meta:document-statistic meta:table-count="0" meta:image-count="0" meta:object-count="3" meta:page-count="1" meta:paragraph-count="5" meta:word-count="22" meta:character-count="152" meta:non-whitespace-character-count="132"/>
  </office:meta>
</office:document-meta>
</file>

<file path=Object 1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log</mi>
                    <mrow>
                      <mi>j</mi>
                      <mo stretchy="false">−</mo>
                      <mi>L</mi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+</mo>
                      <mi>L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L(n,j) = left lbrace
  stack {
    log j-L( n over j,2 ) + L(n,j+1) "    if" n&gt;=j#
    0"                                             if"n&lt;j
  }
right none</annotation>
  </semantics>
</math>
</file>

<file path=Object 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i>d</mi>
                        <mo stretchy="false">⋅</mo>
                        <mrow>
                          <mo fence="true" stretchy="false">(</mo>
                          <mrow>
                            <mrow>
                              <mi>log</mi>
                              <mrow>
                                <mi>j</mi>
                                <mo stretchy="false">−</mo>
                                <mi>L</mi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row>
                                      <mn>1</mn>
                                      <mo stretchy="false">+</mo>
                                      <mi>d</mi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i>L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i>d</mi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L(n,j) = left lbrace
  stack {
    d cdot (log j-L( n over j,1+d )) + L(n,j+d) "    if" n&gt;=j#
    0"                                                         if"n&lt;j
  }
right none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d</mi>
              <mo stretchy="false">→</mo>
              <mn>0</mn>
            </mrow>
          </munder>
          <mi>l</mi>
        </mrow>
      </mrow>
      <mrow>
        <mo fence="true" stretchy="false">(</mo>
        <mrow>
          <mrow>
            <mi>n</mi>
            <mi>,</mi>
            <mrow>
              <mn>1</mn>
              <mo stretchy="false">+</mo>
              <mi>d</mi>
            </mrow>
          </mrow>
        </mrow>
        <mo fence="true" stretchy="false">)</mo>
      </mrow>
    </mrow>
    <annotation encoding="StarMath 5.0">f(n) = lim from {d rightarrow 0}l( n,1+d )</annotation>
  </semantics>
</math>
</file>